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orphology and words: A memoir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Christ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xemes categories and paradigms: What about cardinals?</text:p>
          </table:table-cell>
          <table:table-cell office:value-type="string" calcext:value-type="string">
            <text:p>Vadim</text:p>
          </table:table-cell>
          <table:table-cell office:value-type="string" calcext:value-type="string">
            <text:p>Daniil</text:p>
          </table:table-cell>
          <table:table-cell office:value-type="string" calcext:value-type="string">
            <text:p>Stev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d formation and word history: The case of capitalist and CAPITALIS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M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et/ou adjectif ? Quelle catégorie d'output pour les suffixés en -iste 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adverbes en -ment du français: Lexèmes ou formes d'adjectif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 lexèmes à forme unique: comment le créole réanalyse les dérivations du français</text:p>
          </table:table-cell>
          <table:table-cell office:value-type="string" calcext:value-type="string">
            <text:p>Guyla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 remarks on clipping of deverbal nouns in French and Italian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Ste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me and flexeme in a formal theory of grammar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Alexandr</text:p>
          </table:table-cell>
          <table:table-cell office:value-type="string" calcext:value-type="string">
            <text:p>Ste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orphology of essence predicates in Chatino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y traces of the feminine survive where they do <text:s text:c="2"/>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Bar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aitian Creole copula and types of predication: A Word-and-Pattern account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Bar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lexical entries and lexical representation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Alexandr</text:p>
          </table:table-cell>
          <table:table-cell office:value-type="string" calcext:value-type="string">
            <text:p>Kate</text:p>
          </table:table-cell>
        </table:table-row>
        <table:table-row table:style-name="ro1">
          <table:table-cell office:value-type="string" calcext:value-type="string">
            <text:p>Troubles with flexemes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plication across boundaries: The case of Mandarin 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Chri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parasynthèse à travers les modèles: Des RCL au ParaD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ch ado about morpheme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 affixes dérivationnels ont-ils des allomorphes?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rame-semantic approach to polysemy in affixation</text:p>
          </table:table-cell>
          <table:table-cell office:value-type="string" calcext:value-type="string">
            <text:p>Eitan</text:p>
          </table:table-cell>
          <table:table-cell office:value-type="string" calcext:value-type="string">
            <text:p>Guoh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 formation in LFG-based layered morphology and two-level semantics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Bar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me equivalence or rivalry of lexemes?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J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</text:p>
          </table:table-cell>
          <table:table-cell/>
          <table:table-cell office:value-type="string" calcext:value-type="string">
            <text:p>Jean</text:p>
          </table:table-cell>
          <table:table-cell office:value-type="string" calcext:value-type="string">
            <text:p>Barend</text:p>
          </table:table-cell>
          <table:table-cell table:number-columns-repeated="2"/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2:25:44.984362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0:12:52.073416895</meta:creation-date>
    <dc:date>2018-03-21T12:34:41.422240569</dc:date>
    <meta:editing-duration>PT4M18S</meta:editing-duration>
    <meta:editing-cycles>2</meta:editing-cycles>
    <meta:generator>LibreOffice/4.2.8.2$Linux_X86_64 LibreOffice_project/420m0$Build-2</meta:generator>
    <meta:document-statistic meta:table-count="1" meta:cell-count="66" meta:object-count="0"/>
  </office:meta>
</office:document-meta>
</file>